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15"/>
    <style:style style:name="ce6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 style:use-optimal-column-width="true"/>
    </style:style>
    <style:style style:name="co3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2">
            <text:p>raio(cm)</text:p>
          </table:table-cell>
          <table:table-cell office:value-type="string" table:style-name="ce2">
            <text:p>raio(m)</text:p>
          </table:table-cell>
          <table:table-cell office:value-type="string" table:style-name="ce2">
            <text:p>I (A)</text:p>
          </table:table-cell>
          <table:table-cell table:style-name="ce2"/>
          <table:table-cell office:value-type="string" table:style-name="ce2">
            <text:p>cc (T/m)</text:p>
          </table:table-cell>
          <table:table-cell table:style-name="ce2"/>
          <table:table-cell office:value-type="string" table:style-name="ce2">
            <text:p>u0</text:p>
          </table:table-cell>
          <table:table-cell table:number-columns-repeated="2" table:style-name="ce2"/>
          <table:table-cell office:value-type="string" table:style-name="ce2">
            <text:p>B de 1 espira</text:p>
          </table:table-cell>
          <table:table-cell table:number-columns-repeated="9" table:style-name="ce2"/>
          <table:table-cell table:number-columns-repeated="16365" table:style-name="ce1"/>
        </table:table-row>
        <table:table-row table:style-name="ro1">
          <table:table-cell office:value-type="float" office:value="3.5" table:style-name="ce2">
            <text:p>3,5</text:p>
          </table:table-cell>
          <table:table-cell office:value-type="float" office:value="3.5000000000000003E-2" table:style-name="ce2">
            <text:p>0,035</text:p>
          </table:table-cell>
          <table:table-cell office:value-type="float" office:value="0.5" table:style-name="ce2">
            <text:p>0,5</text:p>
          </table:table-cell>
          <table:table-cell table:style-name="ce2"/>
          <table:table-cell office:value-type="float" office:value="3.1099999999999999E-2" table:style-name="ce3">
            <text:p>3,11E-02</text:p>
          </table:table-cell>
          <table:table-cell table:style-name="ce2"/>
          <table:table-cell office:value-type="float" office:value="1.2566370614359173E-6" table:formula="of:=4*PI()*10^-7" table:style-name="ce4">
            <text:p>1,25664E-06</text:p>
          </table:table-cell>
          <table:table-cell table:number-columns-repeated="2" table:style-name="ce2"/>
          <table:table-cell office:value-type="float" office:value="6.4226877540943847E-6" table:formula="of:=(([.G2]/2)*((0.5*[.B2]^2)/(([.B2]/2)^2+[.B2]^2)^(3/2)))" table:style-name="ce2">
            <text:p>6,42269E-06</text:p>
          </table:table-cell>
          <table:table-cell table:number-columns-repeated="9" table:style-name="ce2"/>
          <table:table-cell table:number-columns-repeated="16365" table:style-name="ce1"/>
        </table:table-row>
        <table:table-row table:style-name="ro1">
          <table:table-cell table:number-columns-repeated="19" table:style-name="ce2"/>
          <table:table-cell table:number-columns-repeated="16365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Bobina 1</text:p>
          </table:table-cell>
          <table:table-cell table:number-columns-repeated="7" table:style-name="ce2"/>
          <table:table-cell office:value-type="string" table:style-name="ce2">
            <text:p>Bobina 2</text:p>
          </table:table-cell>
          <table:table-cell table:number-columns-repeated="6" table:style-name="ce2"/>
          <table:table-cell office:value-type="string" table:style-name="ce2">
            <text:p>Bobinas em série<text:s/></text:p>
          </table:table-cell>
          <table:table-cell table:number-columns-repeated="4" table:style-name="ce2"/>
          <table:table-cell office:value-type="string" table:style-name="ce2">
            <text:p>Bobina 1 + Bobina 2</text:p>
          </table:table-cell>
          <table:table-cell table:style-name="ce2"/>
          <table:table-cell table:number-columns-repeated="16360"/>
        </table:table-row>
        <table:table-row table:style-name="ro1">
          <table:table-cell table:number-columns-repeated="21" table:style-name="ce2"/>
          <table:table-cell table:number-columns-repeated="16363" table:style-name="ce1"/>
        </table:table-row>
        <table:table-row table:style-name="ro1">
          <table:table-cell office:value-type="string" table:style-name="ce2">
            <text:p>Posição</text:p>
          </table:table-cell>
          <table:table-cell table:style-name="ce2"/>
          <table:table-cell office:value-type="string" table:style-name="ce2">
            <text:p>Tensão de Hall (mV)</text:p>
          </table:table-cell>
          <table:table-cell table:style-name="ce2"/>
          <table:table-cell office:value-type="string" table:style-name="ce2">
            <text:p>B1(T)</text:p>
          </table:table-cell>
          <table:table-cell table:number-columns-repeated="2" table:style-name="ce2"/>
          <table:table-cell office:value-type="string" table:style-name="ce2">
            <text:p>Posição</text:p>
          </table:table-cell>
          <table:table-cell table:style-name="ce2"/>
          <table:table-cell office:value-type="string" table:style-name="ce2">
            <text:p>Tensão de Hall (mV)</text:p>
          </table:table-cell>
          <table:table-cell table:style-name="ce2"/>
          <table:table-cell office:value-type="string" table:style-name="ce2">
            <text:p>B2(T)</text:p>
          </table:table-cell>
          <table:table-cell table:number-columns-repeated="2" table:style-name="ce2"/>
          <table:table-cell office:value-type="string" table:style-name="ce2">
            <text:p>Posição</text:p>
          </table:table-cell>
          <table:table-cell table:style-name="ce2"/>
          <table:table-cell office:value-type="string" table:style-name="ce2">
            <text:p>Tensão de Hall (mV)</text:p>
          </table:table-cell>
          <table:table-cell table:style-name="ce2"/>
          <table:table-cell office:value-type="string" table:style-name="ce2">
            <text:p>B(T)</text:p>
          </table:table-cell>
          <table:table-cell table:number-columns-repeated="2" table:style-name="ce2"/>
          <table:table-cell table:style-name="ce1"/>
          <table:table-cell office:value-type="string" table:style-name="ce1">
            <text:p>B1 + B2</text:p>
          </table:table-cell>
          <table:table-cell table:number-columns-repeated="16361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table:style-name="ce2"/>
          <table:table-cell office:value-type="float" office:value="3.1" table:style-name="ce2">
            <text:p>3,1</text:p>
          </table:table-cell>
          <table:table-cell table:style-name="ce2"/>
          <table:table-cell office:value-type="float" office:value="9.6409999999999993E-5" table:formula="of:= ([.C7] *[.E$2])/1000" table:style-name="ce3">
            <text:p>9,64E-05</text:p>
          </table:table-cell>
          <table:table-cell table:number-columns-repeated="2" table:style-name="ce3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10.8" table:style-name="ce2">
            <text:p>10,8</text:p>
          </table:table-cell>
          <table:table-cell table:style-name="ce2"/>
          <table:table-cell office:value-type="float" office:value="3.3587999999999999E-4" table:formula="of:= ([.J7] * [.E$2])/1000" table:style-name="ce3">
            <text:p>3,36E-04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13.9" table:style-name="ce2">
            <text:p>13,9</text:p>
          </table:table-cell>
          <table:table-cell table:style-name="ce2"/>
          <table:table-cell office:value-type="float" office:value="4.3229E-4" table:formula="of:=([.Q7] *[.E$2])/1000" table:style-name="ce3">
            <text:p>4,32E-04</text:p>
          </table:table-cell>
          <table:table-cell table:number-columns-repeated="2" table:style-name="ce2"/>
          <table:table-cell table:style-name="ce1"/>
          <table:table-cell office:value-type="float" office:value="4.3229E-4" table:formula="of:=([.E7] + [.L7])" table:style-name="ce5">
            <text:p>4,32E-04</text:p>
          </table:table-cell>
          <table:table-cell table:number-columns-repeated="1636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.5" table:style-name="ce2">
            <text:p>3,5</text:p>
          </table:table-cell>
          <table:table-cell table:style-name="ce2"/>
          <table:table-cell office:value-type="float" office:value="1.0885E-4" table:formula="of:= ([.C8] *[.E$2])/1000" table:style-name="ce3">
            <text:p>1,09E-04</text:p>
          </table:table-cell>
          <table:table-cell table:number-columns-repeated="2" table:style-name="ce3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4.9" table:style-name="ce2">
            <text:p>14,9</text:p>
          </table:table-cell>
          <table:table-cell table:style-name="ce2"/>
          <table:table-cell office:value-type="float" office:value="4.6339000000000005E-4" table:formula="of:= ([.J8] * [.E$2])/1000" table:style-name="ce3">
            <text:p>4,63E-04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8.2" table:style-name="ce2">
            <text:p>18,2</text:p>
          </table:table-cell>
          <table:table-cell table:style-name="ce2"/>
          <table:table-cell office:value-type="float" office:value="5.6601999999999998E-4" table:formula="of:=([.Q8] *[.E$2])/1000" table:style-name="ce3">
            <text:p>5,66E-04</text:p>
          </table:table-cell>
          <table:table-cell table:number-columns-repeated="2" table:style-name="ce2"/>
          <table:table-cell table:style-name="ce1"/>
          <table:table-cell office:value-type="float" office:value="5.7224000000000001E-4" table:formula="of:=([.E8] + [.L8])" table:style-name="ce5">
            <text:p>5,72E-04</text:p>
          </table:table-cell>
          <table:table-cell table:number-columns-repeated="1636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2"/>
          <table:table-cell office:value-type="float" office:value="4.2" table:style-name="ce2">
            <text:p>4,2</text:p>
          </table:table-cell>
          <table:table-cell table:style-name="ce2"/>
          <table:table-cell office:value-type="float" office:value="1.3062000000000002E-4" table:formula="of:= ([.C9] *[.E$2])/1000" table:style-name="ce3">
            <text:p>1,31E-04</text:p>
          </table:table-cell>
          <table:table-cell table:number-columns-repeated="2" table:style-name="ce3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0.8" table:style-name="ce2">
            <text:p>20,8</text:p>
          </table:table-cell>
          <table:table-cell table:style-name="ce2"/>
          <table:table-cell office:value-type="float" office:value="6.4687999999999996E-4" table:formula="of:= ([.J9] * [.E$2])/1000" table:style-name="ce3">
            <text:p>6,47E-04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4.9" table:style-name="ce2">
            <text:p>24,9</text:p>
          </table:table-cell>
          <table:table-cell table:style-name="ce2"/>
          <table:table-cell office:value-type="float" office:value="7.7438999999999991E-4" table:formula="of:=([.Q9] *[.E$2])/1000" table:style-name="ce3">
            <text:p>7,74E-04</text:p>
          </table:table-cell>
          <table:table-cell table:number-columns-repeated="2" table:style-name="ce2"/>
          <table:table-cell table:style-name="ce1"/>
          <table:table-cell office:value-type="float" office:value="7.7749999999999998E-4" table:formula="of:=([.E9] + [.L9])" table:style-name="ce5">
            <text:p>7,78E-04</text:p>
          </table:table-cell>
          <table:table-cell table:number-columns-repeated="1636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float" office:value="5.5" table:style-name="ce2">
            <text:p>5,5</text:p>
          </table:table-cell>
          <table:table-cell table:style-name="ce2"/>
          <table:table-cell office:value-type="float" office:value="1.7105000000000001E-4" table:formula="of:= ([.C10] *[.E$2])/1000" table:style-name="ce3">
            <text:p>1,71E-04</text:p>
          </table:table-cell>
          <table:table-cell table:number-columns-repeated="2" table:style-name="ce3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27.8" table:style-name="ce2">
            <text:p>27,8</text:p>
          </table:table-cell>
          <table:table-cell table:style-name="ce2"/>
          <table:table-cell office:value-type="float" office:value="8.6457999999999999E-4" table:formula="of:= ([.J10] * [.E$2])/1000" table:style-name="ce3">
            <text:p>8,65E-04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33.700000000000003" table:style-name="ce2">
            <text:p>33,7</text:p>
          </table:table-cell>
          <table:table-cell table:style-name="ce2"/>
          <table:table-cell office:value-type="float" office:value="1.0480700000000001E-3" table:formula="of:=([.Q10] *[.E$2])/1000" table:style-name="ce3">
            <text:p>1,05E-03</text:p>
          </table:table-cell>
          <table:table-cell table:number-columns-repeated="2" table:style-name="ce2"/>
          <table:table-cell table:style-name="ce1"/>
          <table:table-cell office:value-type="float" office:value="1.0356300000000001E-3" table:formula="of:=([.E10] + [.L10])" table:style-name="ce5">
            <text:p>1,04E-03</text:p>
          </table:table-cell>
          <table:table-cell table:number-columns-repeated="16361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table:style-name="ce2"/>
          <table:table-cell office:value-type="float" office:value="7.4" table:style-name="ce2">
            <text:p>7,4</text:p>
          </table:table-cell>
          <table:table-cell table:style-name="ce2"/>
          <table:table-cell office:value-type="float" office:value="2.3014000000000002E-4" table:formula="of:= ([.C11] *[.E$2])/1000" table:style-name="ce3">
            <text:p>2,30E-04</text:p>
          </table:table-cell>
          <table:table-cell table:number-columns-repeated="2" table:style-name="ce3"/>
          <table:table-cell office:value-type="float" office:value="4" table:style-name="ce2">
            <text:p>4</text:p>
          </table:table-cell>
          <table:table-cell table:style-name="ce2"/>
          <table:table-cell office:value-type="float" office:value="37.6" table:style-name="ce2">
            <text:p>37,6</text:p>
          </table:table-cell>
          <table:table-cell table:style-name="ce2"/>
          <table:table-cell office:value-type="float" office:value="1.1693599999999999E-3" table:formula="of:= ([.J11] * [.E$2])/1000" table:style-name="ce3">
            <text:p>1,17E-03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style-name="ce2"/>
          <table:table-cell office:value-type="float" office:value="44.9" table:style-name="ce2">
            <text:p>44,9</text:p>
          </table:table-cell>
          <table:table-cell table:style-name="ce2"/>
          <table:table-cell office:value-type="float" office:value="1.39639E-3" table:formula="of:=([.Q11] *[.E$2])/1000" table:style-name="ce3">
            <text:p>1,40E-03</text:p>
          </table:table-cell>
          <table:table-cell table:number-columns-repeated="2" table:style-name="ce2"/>
          <table:table-cell table:style-name="ce1"/>
          <table:table-cell office:value-type="float" office:value="1.3994999999999999E-3" table:formula="of:=([.E11] + [.L11])" table:style-name="ce5">
            <text:p>1,40E-03</text:p>
          </table:table-cell>
          <table:table-cell table:number-columns-repeated="16361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table:style-name="ce2"/>
          <table:table-cell office:value-type="float" office:value="10.1" table:style-name="ce2">
            <text:p>10,1</text:p>
          </table:table-cell>
          <table:table-cell table:style-name="ce2"/>
          <table:table-cell office:value-type="float" office:value="3.1410999999999999E-4" table:formula="of:= ([.C12] *[.E$2])/1000" table:style-name="ce3">
            <text:p>3,14E-04</text:p>
          </table:table-cell>
          <table:table-cell table:number-columns-repeated="2" table:style-name="ce3"/>
          <table:table-cell office:value-type="float" office:value="5" table:style-name="ce2">
            <text:p>5</text:p>
          </table:table-cell>
          <table:table-cell table:style-name="ce2"/>
          <table:table-cell office:value-type="float" office:value="47.7" table:style-name="ce2">
            <text:p>47,7</text:p>
          </table:table-cell>
          <table:table-cell table:style-name="ce2"/>
          <table:table-cell office:value-type="float" office:value="1.48347E-3" table:formula="of:= ([.J12] * [.E$2])/1000" table:style-name="ce3">
            <text:p>1,48E-03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7.6" table:style-name="ce2">
            <text:p>57,6</text:p>
          </table:table-cell>
          <table:table-cell table:style-name="ce2"/>
          <table:table-cell office:value-type="float" office:value="1.7913600000000001E-3" table:formula="of:=([.Q12] *[.E$2])/1000" table:style-name="ce3">
            <text:p>1,79E-03</text:p>
          </table:table-cell>
          <table:table-cell table:number-columns-repeated="2" table:style-name="ce2"/>
          <table:table-cell table:style-name="ce1"/>
          <table:table-cell office:value-type="float" office:value="1.79758E-3" table:formula="of:=([.E12] + [.L12])" table:style-name="ce5">
            <text:p>1,80E-03</text:p>
          </table:table-cell>
          <table:table-cell table:number-columns-repeated="16361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2"/>
          <table:table-cell office:value-type="float" office:value="14.5" table:style-name="ce2">
            <text:p>14,5</text:p>
          </table:table-cell>
          <table:table-cell table:style-name="ce2"/>
          <table:table-cell office:value-type="float" office:value="4.5094999999999998E-4" table:formula="of:= ([.C13] *[.E$2])/1000" table:style-name="ce3">
            <text:p>4,51E-04</text:p>
          </table:table-cell>
          <table:table-cell table:number-columns-repeated="2" table:style-name="ce3"/>
          <table:table-cell office:value-type="float" office:value="6" table:style-name="ce2">
            <text:p>6</text:p>
          </table:table-cell>
          <table:table-cell table:style-name="ce2"/>
          <table:table-cell office:value-type="float" office:value="52.9" table:style-name="ce2">
            <text:p>52,9</text:p>
          </table:table-cell>
          <table:table-cell table:style-name="ce2"/>
          <table:table-cell office:value-type="float" office:value="1.6451899999999999E-3" table:formula="of:= ([.J13] * [.E$2])/1000" table:style-name="ce3">
            <text:p>1,65E-03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table:style-name="ce2"/>
          <table:table-cell office:value-type="float" office:value="65.900000000000006" table:style-name="ce2">
            <text:p>65,9</text:p>
          </table:table-cell>
          <table:table-cell table:style-name="ce2"/>
          <table:table-cell office:value-type="float" office:value="2.0494900000000002E-3" table:formula="of:=([.Q13] *[.E$2])/1000" table:style-name="ce3">
            <text:p>2,05E-03</text:p>
          </table:table-cell>
          <table:table-cell table:number-columns-repeated="2" table:style-name="ce2"/>
          <table:table-cell table:style-name="ce1"/>
          <table:table-cell office:value-type="float" office:value="2.0961399999999998E-3" table:formula="of:=([.E13] + [.L13])" table:style-name="ce5">
            <text:p>2,10E-03</text:p>
          </table:table-cell>
          <table:table-cell table:number-columns-repeated="1636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table:style-name="ce2"/>
          <table:table-cell office:value-type="float" office:value="20.2" table:style-name="ce2">
            <text:p>20,2</text:p>
          </table:table-cell>
          <table:table-cell table:style-name="ce2"/>
          <table:table-cell office:value-type="float" office:value="6.2821999999999997E-4" table:formula="of:= ([.C14] *[.E$2])/1000" table:style-name="ce3">
            <text:p>6,28E-04</text:p>
          </table:table-cell>
          <table:table-cell table:number-columns-repeated="2" table:style-name="ce3"/>
          <table:table-cell office:value-type="float" office:value="7" table:style-name="ce2">
            <text:p>7</text:p>
          </table:table-cell>
          <table:table-cell table:style-name="ce2"/>
          <table:table-cell office:value-type="float" office:value="50.3" table:style-name="ce2">
            <text:p>50,3</text:p>
          </table:table-cell>
          <table:table-cell table:style-name="ce2"/>
          <table:table-cell office:value-type="float" office:value="1.5643299999999998E-3" table:formula="of:= ([.J14] * [.E$2])/1000" table:style-name="ce3">
            <text:p>1,56E-03</text:p>
          </table:table-cell>
          <table:table-cell table:number-columns-repeated="2" table:style-name="ce2"/>
          <table:table-cell office:value-type="float" office:value="7" table:style-name="ce2">
            <text:p>7</text:p>
          </table:table-cell>
          <table:table-cell table:style-name="ce2"/>
          <table:table-cell office:value-type="float" office:value="67.900000000000006" table:style-name="ce2">
            <text:p>67,9</text:p>
          </table:table-cell>
          <table:table-cell table:style-name="ce2"/>
          <table:table-cell office:value-type="float" office:value="2.1116900000000003E-3" table:formula="of:=([.Q14] *[.E$2])/1000" table:style-name="ce3">
            <text:p>2,11E-03</text:p>
          </table:table-cell>
          <table:table-cell table:number-columns-repeated="2" table:style-name="ce2"/>
          <table:table-cell table:style-name="ce1"/>
          <table:table-cell office:value-type="float" office:value="2.1925499999999997E-3" table:formula="of:=([.E14] + [.L14])" table:style-name="ce5">
            <text:p>2,19E-03</text:p>
          </table:table-cell>
          <table:table-cell table:number-columns-repeated="1636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28.2" table:style-name="ce2">
            <text:p>28,2</text:p>
          </table:table-cell>
          <table:table-cell table:style-name="ce2"/>
          <table:table-cell office:value-type="float" office:value="8.7701999999999995E-4" table:formula="of:= ([.C15] *[.E$2])/1000" table:style-name="ce3">
            <text:p>8,77E-04</text:p>
          </table:table-cell>
          <table:table-cell table:number-columns-repeated="2" table:style-name="ce3"/>
          <table:table-cell office:value-type="float" office:value="8" table:style-name="ce2">
            <text:p>8</text:p>
          </table:table-cell>
          <table:table-cell table:style-name="ce2"/>
          <table:table-cell office:value-type="float" office:value="41.2" table:style-name="ce2">
            <text:p>41,2</text:p>
          </table:table-cell>
          <table:table-cell table:style-name="ce2"/>
          <table:table-cell office:value-type="float" office:value="1.2813200000000001E-3" table:formula="of:= ([.J15] * [.E$2])/1000" table:style-name="ce3">
            <text:p>1,28E-03</text:p>
          </table:table-cell>
          <table:table-cell table:number-columns-repeated="2" table:style-name="ce2"/>
          <table:table-cell office:value-type="float" office:value="8" table:style-name="ce2">
            <text:p>8</text:p>
          </table:table-cell>
          <table:table-cell table:style-name="ce2"/>
          <table:table-cell office:value-type="float" office:value="66.7" table:style-name="ce2">
            <text:p>66,7</text:p>
          </table:table-cell>
          <table:table-cell table:style-name="ce2"/>
          <table:table-cell office:value-type="float" office:value="2.0743699999999999E-3" table:formula="of:=([.Q15] *[.E$2])/1000" table:style-name="ce3">
            <text:p>2,07E-03</text:p>
          </table:table-cell>
          <table:table-cell table:number-columns-repeated="2" table:style-name="ce2"/>
          <table:table-cell table:style-name="ce1"/>
          <table:table-cell office:value-type="float" office:value="2.1583399999999999E-3" table:formula="of:=([.E15] + [.L15])" table:style-name="ce5">
            <text:p>2,16E-03</text:p>
          </table:table-cell>
          <table:table-cell table:number-columns-repeated="1636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table:style-name="ce2"/>
          <table:table-cell office:value-type="float" office:value="38.5" table:style-name="ce2">
            <text:p>38,5</text:p>
          </table:table-cell>
          <table:table-cell table:style-name="ce2"/>
          <table:table-cell office:value-type="float" office:value="1.19735E-3" table:formula="of:= ([.C16] *[.E$2])/1000" table:style-name="ce3">
            <text:p>1,20E-03</text:p>
          </table:table-cell>
          <table:table-cell table:number-columns-repeated="2" table:style-name="ce3"/>
          <table:table-cell office:value-type="float" office:value="9" table:style-name="ce2">
            <text:p>9</text:p>
          </table:table-cell>
          <table:table-cell table:style-name="ce2"/>
          <table:table-cell office:value-type="float" office:value="29.7" table:style-name="ce2">
            <text:p>29,7</text:p>
          </table:table-cell>
          <table:table-cell table:style-name="ce2"/>
          <table:table-cell office:value-type="float" office:value="9.2367000000000002E-4" table:formula="of:= ([.J16] * [.E$2])/1000" table:style-name="ce3">
            <text:p>9,24E-04</text:p>
          </table:table-cell>
          <table:table-cell table:number-columns-repeated="2" table:style-name="ce2"/>
          <table:table-cell office:value-type="float" office:value="9" table:style-name="ce2">
            <text:p>9</text:p>
          </table:table-cell>
          <table:table-cell table:style-name="ce2"/>
          <table:table-cell office:value-type="float" office:value="66.2" table:style-name="ce2">
            <text:p>66,2</text:p>
          </table:table-cell>
          <table:table-cell table:style-name="ce2"/>
          <table:table-cell office:value-type="float" office:value="2.0588199999999998E-3" table:formula="of:=([.Q16] *[.E$2])/1000" table:style-name="ce3">
            <text:p>2,06E-03</text:p>
          </table:table-cell>
          <table:table-cell table:number-columns-repeated="2" table:style-name="ce2"/>
          <table:table-cell table:style-name="ce1"/>
          <table:table-cell office:value-type="float" office:value="2.1210199999999999E-3" table:formula="of:=([.E16] + [.L16])" table:style-name="ce5">
            <text:p>2,12E-03</text:p>
          </table:table-cell>
          <table:table-cell table:number-columns-repeated="16361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45.9" table:style-name="ce2">
            <text:p>45,9</text:p>
          </table:table-cell>
          <table:table-cell table:style-name="ce2"/>
          <table:table-cell office:value-type="float" office:value="1.42749E-3" table:formula="of:= ([.C17] *[.E$2])/1000" table:style-name="ce3">
            <text:p>1,43E-03</text:p>
          </table:table-cell>
          <table:table-cell table:number-columns-repeated="2" table:style-name="ce3"/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20.7" table:style-name="ce2">
            <text:p>20,7</text:p>
          </table:table-cell>
          <table:table-cell table:style-name="ce2"/>
          <table:table-cell office:value-type="float" office:value="6.4377E-4" table:formula="of:= ([.J17] * [.E$2])/1000" table:style-name="ce3">
            <text:p>6,44E-04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65.900000000000006" table:style-name="ce2">
            <text:p>65,9</text:p>
          </table:table-cell>
          <table:table-cell table:style-name="ce2"/>
          <table:table-cell office:value-type="float" office:value="2.0494900000000002E-3" table:formula="of:=([.Q17] *[.E$2])/1000" table:style-name="ce3">
            <text:p>2,05E-03</text:p>
          </table:table-cell>
          <table:table-cell table:number-columns-repeated="2" table:style-name="ce2"/>
          <table:table-cell table:style-name="ce1"/>
          <table:table-cell office:value-type="float" office:value="2.0712600000000001E-3" table:formula="of:=([.E17] + [.L17])" table:style-name="ce5">
            <text:p>2,07E-03</text:p>
          </table:table-cell>
          <table:table-cell table:number-columns-repeated="16361"/>
        </table:table-row>
        <table:table-row table:style-name="ro1"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49.2" table:style-name="ce2">
            <text:p>49,2</text:p>
          </table:table-cell>
          <table:table-cell table:style-name="ce2"/>
          <table:table-cell office:value-type="float" office:value="1.53012E-3" table:formula="of:= ([.C18] *[.E$2])/1000" table:style-name="ce3">
            <text:p>1,53E-03</text:p>
          </table:table-cell>
          <table:table-cell table:number-columns-repeated="2" table:style-name="ce3"/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5.3" table:style-name="ce2">
            <text:p>15,3</text:p>
          </table:table-cell>
          <table:table-cell table:style-name="ce2"/>
          <table:table-cell office:value-type="float" office:value="4.7583000000000006E-4" table:formula="of:= ([.J18] * [.E$2])/1000" table:style-name="ce3">
            <text:p>4,76E-04</text:p>
          </table:table-cell>
          <table:table-cell table:number-columns-repeated="2" table:style-name="ce2"/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62.2" table:style-name="ce2">
            <text:p>62,2</text:p>
          </table:table-cell>
          <table:table-cell table:style-name="ce2"/>
          <table:table-cell office:value-type="float" office:value="1.9344200000000001E-3" table:formula="of:=([.Q18] *[.E$2])/1000" table:style-name="ce3">
            <text:p>1,93E-03</text:p>
          </table:table-cell>
          <table:table-cell table:number-columns-repeated="2" table:style-name="ce2"/>
          <table:table-cell table:style-name="ce1"/>
          <table:table-cell office:value-type="float" office:value="2.0059500000000003E-3" table:formula="of:=([.E18] + [.L18])" table:style-name="ce5">
            <text:p>2,01E-03</text:p>
          </table:table-cell>
          <table:table-cell table:number-columns-repeated="16361"/>
        </table:table-row>
        <table:table-row table:style-name="ro1">
          <table:table-cell office:value-type="float" office:value="12" table:style-name="ce2">
            <text:p>12</text:p>
          </table:table-cell>
          <table:table-cell table:style-name="ce2"/>
          <table:table-cell office:value-type="float" office:value="43.5" table:style-name="ce2">
            <text:p>43,5</text:p>
          </table:table-cell>
          <table:table-cell table:style-name="ce2"/>
          <table:table-cell office:value-type="float" office:value="1.3528499999999998E-3" table:formula="of:= ([.C19] *[.E$2])/1000" table:style-name="ce3">
            <text:p>1,35E-03</text:p>
          </table:table-cell>
          <table:table-cell table:number-columns-repeated="2" table:style-name="ce3"/>
          <table:table-cell office:value-type="float" office:value="12" table:style-name="ce2">
            <text:p>12</text:p>
          </table:table-cell>
          <table:table-cell table:style-name="ce2"/>
          <table:table-cell office:value-type="float" office:value="11.2" table:style-name="ce2">
            <text:p>11,2</text:p>
          </table:table-cell>
          <table:table-cell table:style-name="ce2"/>
          <table:table-cell office:value-type="float" office:value="3.4831999999999994E-4" table:formula="of:= ([.J19] * [.E$2])/1000" table:style-name="ce3">
            <text:p>3,48E-04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style-name="ce2"/>
          <table:table-cell office:value-type="float" office:value="53.6" table:style-name="ce2">
            <text:p>53,6</text:p>
          </table:table-cell>
          <table:table-cell table:style-name="ce2"/>
          <table:table-cell office:value-type="float" office:value="1.6669600000000001E-3" table:formula="of:=([.Q19] *[.E$2])/1000" table:style-name="ce3">
            <text:p>1,67E-03</text:p>
          </table:table-cell>
          <table:table-cell table:number-columns-repeated="2" table:style-name="ce2"/>
          <table:table-cell table:style-name="ce1"/>
          <table:table-cell office:value-type="float" office:value="1.7011699999999997E-3" table:formula="of:=([.E19] + [.L19])" table:style-name="ce5">
            <text:p>1,70E-03</text:p>
          </table:table-cell>
          <table:table-cell table:number-columns-repeated="16361"/>
        </table:table-row>
        <table:table-row table:style-name="ro1"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34" table:style-name="ce2">
            <text:p>34</text:p>
          </table:table-cell>
          <table:table-cell table:style-name="ce2"/>
          <table:table-cell office:value-type="float" office:value="1.0573999999999998E-3" table:formula="of:= ([.C20] *[.E$2])/1000" table:style-name="ce3">
            <text:p>1,06E-03</text:p>
          </table:table-cell>
          <table:table-cell table:number-columns-repeated="2" table:style-name="ce3"/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8.6" table:style-name="ce2">
            <text:p>8,6</text:p>
          </table:table-cell>
          <table:table-cell table:style-name="ce2"/>
          <table:table-cell office:value-type="float" office:value="2.6745999999999996E-4" table:formula="of:= ([.J20] * [.E$2])/1000" table:style-name="ce3">
            <text:p>2,67E-04</text:p>
          </table:table-cell>
          <table:table-cell table:number-columns-repeated="2" table:style-name="ce2"/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41.7" table:style-name="ce2">
            <text:p>41,7</text:p>
          </table:table-cell>
          <table:table-cell table:style-name="ce2"/>
          <table:table-cell office:value-type="float" office:value="1.2968699999999999E-3" table:formula="of:=([.Q20] *[.E$2])/1000" table:style-name="ce3">
            <text:p>1,30E-03</text:p>
          </table:table-cell>
          <table:table-cell table:number-columns-repeated="2" table:style-name="ce2"/>
          <table:table-cell table:style-name="ce1"/>
          <table:table-cell office:value-type="float" office:value="1.3248599999999998E-3" table:formula="of:=([.E20] + [.L20])" table:style-name="ce5">
            <text:p>1,32E-03</text:p>
          </table:table-cell>
          <table:table-cell table:number-columns-repeated="16361"/>
        </table:table-row>
        <table:table-row table:style-name="ro1"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25.4" table:style-name="ce2">
            <text:p>25,4</text:p>
          </table:table-cell>
          <table:table-cell table:style-name="ce2"/>
          <table:table-cell office:value-type="float" office:value="7.8993999999999993E-4" table:formula="of:= ([.C21] *[.E$2])/1000" table:style-name="ce3">
            <text:p>7,90E-04</text:p>
          </table:table-cell>
          <table:table-cell table:number-columns-repeated="2" table:style-name="ce3"/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6.8" table:style-name="ce2">
            <text:p>6,8</text:p>
          </table:table-cell>
          <table:table-cell table:style-name="ce2"/>
          <table:table-cell office:value-type="float" office:value="2.1148E-4" table:formula="of:= ([.J21] * [.E$2])/1000" table:style-name="ce3">
            <text:p>2,11E-04</text:p>
          </table:table-cell>
          <table:table-cell table:number-columns-repeated="2" table:style-name="ce2"/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31" table:style-name="ce2">
            <text:p>31</text:p>
          </table:table-cell>
          <table:table-cell table:style-name="ce2"/>
          <table:table-cell office:value-type="float" office:value="9.6409999999999996E-4" table:formula="of:=([.Q21] *[.E$2])/1000" table:style-name="ce3">
            <text:p>9,64E-04</text:p>
          </table:table-cell>
          <table:table-cell table:number-columns-repeated="2" table:style-name="ce2"/>
          <table:table-cell table:style-name="ce1"/>
          <table:table-cell office:value-type="float" office:value="1.0014199999999998E-3" table:formula="of:=([.E21] + [.L21])" table:style-name="ce5">
            <text:p>1,00E-03</text:p>
          </table:table-cell>
          <table:table-cell table:number-columns-repeated="16361"/>
        </table:table-row>
        <table:table-row table:style-name="ro1"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5.5979999999999995E-4" table:formula="of:= ([.C22] *[.E$2])/1000" table:style-name="ce3">
            <text:p>5,60E-04</text:p>
          </table:table-cell>
          <table:table-cell table:number-columns-repeated="2" table:style-name="ce3"/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5.6" table:style-name="ce2">
            <text:p>5,6</text:p>
          </table:table-cell>
          <table:table-cell table:style-name="ce2"/>
          <table:table-cell office:value-type="float" office:value="1.7415999999999997E-4" table:formula="of:= ([.J22] * [.E$2])/1000" table:style-name="ce3">
            <text:p>1,74E-04</text:p>
          </table:table-cell>
          <table:table-cell table:number-columns-repeated="2" table:style-name="ce2"/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22.2" table:style-name="ce2">
            <text:p>22,2</text:p>
          </table:table-cell>
          <table:table-cell table:style-name="ce2"/>
          <table:table-cell office:value-type="float" office:value="6.9041999999999997E-4" table:formula="of:=([.Q22] *[.E$2])/1000" table:style-name="ce3">
            <text:p>6,90E-04</text:p>
          </table:table-cell>
          <table:table-cell table:number-columns-repeated="2" table:style-name="ce2"/>
          <table:table-cell table:style-name="ce1"/>
          <table:table-cell office:value-type="float" office:value="7.3395999999999986E-4" table:formula="of:=([.E22] + [.L22])" table:style-name="ce5">
            <text:p>7,34E-04</text:p>
          </table:table-cell>
          <table:table-cell table:number-columns-repeated="16361"/>
        </table:table-row>
        <table:table-row table:style-name="ro1"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3.3" table:style-name="ce2">
            <text:p>13,3</text:p>
          </table:table-cell>
          <table:table-cell table:style-name="ce2"/>
          <table:table-cell office:value-type="float" office:value="4.1363000000000001E-4" table:formula="of:= ([.C23] *[.E$2])/1000" table:style-name="ce3">
            <text:p>4,14E-04</text:p>
          </table:table-cell>
          <table:table-cell table:number-columns-repeated="2" table:style-name="ce3"/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4.5999999999999996" table:style-name="ce2">
            <text:p>4,6</text:p>
          </table:table-cell>
          <table:table-cell table:style-name="ce2"/>
          <table:table-cell office:value-type="float" office:value="1.4306E-4" table:formula="of:= ([.J23] * [.E$2])/1000" table:style-name="ce3">
            <text:p>1,43E-04</text:p>
          </table:table-cell>
          <table:table-cell table:number-columns-repeated="2" table:style-name="ce2"/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.100000000000001" table:style-name="ce2">
            <text:p>16,1</text:p>
          </table:table-cell>
          <table:table-cell table:style-name="ce2"/>
          <table:table-cell office:value-type="float" office:value="5.0071000000000002E-4" table:formula="of:=([.Q23] *[.E$2])/1000" table:style-name="ce3">
            <text:p>5,01E-04</text:p>
          </table:table-cell>
          <table:table-cell table:number-columns-repeated="2" table:style-name="ce2"/>
          <table:table-cell table:style-name="ce1"/>
          <table:table-cell office:value-type="float" office:value="5.5668999999999998E-4" table:formula="of:=([.E23] + [.L23])" table:style-name="ce5">
            <text:p>5,57E-04</text:p>
          </table:table-cell>
          <table:table-cell table:number-columns-repeated="16361"/>
        </table:table-row>
        <table:table-row table:style-name="ro1"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9.6" table:style-name="ce2">
            <text:p>9,6</text:p>
          </table:table-cell>
          <table:table-cell table:style-name="ce2"/>
          <table:table-cell office:value-type="float" office:value="2.9856000000000001E-4" table:formula="of:= ([.C24] *[.E$2])/1000" table:style-name="ce3">
            <text:p>2,99E-04</text:p>
          </table:table-cell>
          <table:table-cell table:number-columns-repeated="2" table:style-name="ce3"/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3.8" table:style-name="ce2">
            <text:p>3,8</text:p>
          </table:table-cell>
          <table:table-cell table:style-name="ce2"/>
          <table:table-cell office:value-type="float" office:value="1.1818E-4" table:formula="of:= ([.J24] * [.E$2])/1000" table:style-name="ce3">
            <text:p>1,18E-04</text:p>
          </table:table-cell>
          <table:table-cell table:number-columns-repeated="2" table:style-name="ce2"/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2.7" table:style-name="ce2">
            <text:p>12,7</text:p>
          </table:table-cell>
          <table:table-cell table:style-name="ce2"/>
          <table:table-cell office:value-type="float" office:value="3.9496999999999997E-4" table:formula="of:=([.Q24] *[.E$2])/1000" table:style-name="ce3">
            <text:p>3,95E-04</text:p>
          </table:table-cell>
          <table:table-cell table:number-columns-repeated="2" table:style-name="ce2"/>
          <table:table-cell table:style-name="ce1"/>
          <table:table-cell office:value-type="float" office:value="4.1674000000000002E-4" table:formula="of:=([.E24] + [.L24])" table:style-name="ce5">
            <text:p>4,17E-04</text:p>
          </table:table-cell>
          <table:table-cell table:number-columns-repeated="16361"/>
        </table:table-row>
        <table:table-row table:style-name="ro1"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7.3" table:style-name="ce2">
            <text:p>7,3</text:p>
          </table:table-cell>
          <table:table-cell table:style-name="ce2"/>
          <table:table-cell office:value-type="float" office:value="2.2702999999999997E-4" table:formula="of:= ([.C25] *[.E$2])/1000" table:style-name="ce3">
            <text:p>2,27E-04</text:p>
          </table:table-cell>
          <table:table-cell table:number-columns-repeated="2" table:style-name="ce3"/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3.3" table:style-name="ce2">
            <text:p>3,3</text:p>
          </table:table-cell>
          <table:table-cell table:style-name="ce2"/>
          <table:table-cell office:value-type="float" office:value="1.0262999999999998E-4" table:formula="of:= ([.J25] * [.E$2])/1000" table:style-name="ce3">
            <text:p>1,03E-04</text:p>
          </table:table-cell>
          <table:table-cell table:number-columns-repeated="2" table:style-name="ce2"/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9.8000000000000007" table:style-name="ce2">
            <text:p>9,8</text:p>
          </table:table-cell>
          <table:table-cell table:style-name="ce2"/>
          <table:table-cell office:value-type="float" office:value="3.0477999999999999E-4" table:formula="of:=([.Q25] *[.E$2])/1000" table:style-name="ce3">
            <text:p>3,05E-04</text:p>
          </table:table-cell>
          <table:table-cell table:number-columns-repeated="2" table:style-name="ce2"/>
          <table:table-cell table:style-name="ce1"/>
          <table:table-cell office:value-type="float" office:value="3.2965999999999996E-4" table:formula="of:=([.E25] + [.L25])" table:style-name="ce5">
            <text:p>3,30E-04</text:p>
          </table:table-cell>
          <table:table-cell table:number-columns-repeated="16361"/>
        </table:table-row>
        <table:table-row table:style-name="ro1">
          <table:table-cell table:number-columns-repeated="19" table:style-name="ce2"/>
          <table:table-cell table:number-columns-repeated="16365" table:style-name="ce1"/>
        </table:table-row>
        <table:table-row table:style-name="ro1">
          <table:table-cell table:style-name="ce2">
            <draw:frame draw:z-index="1" draw:id="id0" draw:style-name="a0" draw:name="Gráfico 2" svg:x="0.63135in" svg:y="0.18318in" svg:width="6.60245in" svg:height="4.2959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8" table:style-name="ce2"/>
          <table:table-cell table:number-columns-repeated="16365" table:style-name="ce1"/>
        </table:table-row>
        <table:table-row table:number-rows-repeated="5" table:style-name="ro1">
          <table:table-cell table:number-columns-repeated="19" table:style-name="ce2"/>
          <table:table-cell table:number-columns-repeated="16365" table:style-name="ce1"/>
        </table:table-row>
        <table:table-row table:number-rows-repeated="2" table:style-name="ro1">
          <table:table-cell table:number-columns-repeated="19" table:style-name="ce2"/>
          <table:table-cell table:number-columns-repeated="16365"/>
        </table:table-row>
        <table:table-row table:style-name="ro1">
          <table:table-cell table:number-columns-repeated="14" table:style-name="ce2"/>
          <table:table-cell office:value-type="string" table:style-name="ce2">
            <text:p>Nº de espiras de cada bobina :</text:p>
          </table:table-cell>
          <table:table-cell table:number-columns-repeated="4" table:style-name="ce2"/>
          <table:table-cell table:number-columns-repeated="16365"/>
        </table:table-row>
        <table:table-row table:style-name="ro1">
          <table:table-cell table:number-columns-repeated="19" table:style-name="ce2"/>
          <table:table-cell table:number-columns-repeated="16365"/>
        </table:table-row>
        <table:table-row table:style-name="ro1">
          <table:table-cell table:number-columns-repeated="14" table:style-name="ce2"/>
          <table:table-cell office:value-type="float" office:value="160.27713621042275" table:formula="of:= ([.S16]/[.J2])/2" table:style-name="ce6">
            <text:p>160</text:p>
          </table:table-cell>
          <table:table-cell table:number-columns-repeated="4" table:style-name="ce2"/>
          <table:table-cell table:number-columns-repeated="16365"/>
        </table:table-row>
        <table:table-row table:number-rows-repeated="41" table:style-name="ro1">
          <table:table-cell table:number-columns-repeated="19" table:style-name="ce2"/>
          <table:table-cell table:number-columns-repeated="16365"/>
        </table:table-row>
        <table:table-row table:number-rows-repeated="10484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User</meta:initial-creator>
    <dc:creator>User</dc:creator>
    <meta:creation-date>2020-12-18T08:44:58Z</meta:creation-date>
    <dc:date>2021-01-07T19:08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9.3111023622047pt" svg:width="475.3761417322835pt" chart:style-name="Crt0">
        <chart:title chart:style-name="CT00">
          <text:p text:style-name="a0" text:class-names="" text:cond-style-name="">Gráfico Campo Magnético em função da Posiçã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svg:x="14.16724409448819pt" svg:y="100.0067716535433pt" chart:style-name="AT00">
              <text:p text:style-name="a1" text:class-names="" text:cond-style-name="">Campo Magnético(T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osição (cm)</text:p>
            </chart:title>
            <chart:grid chart:class="major" chart:style-name="GMa1"/>
          </chart:axis>
          <chart:series chart:values-cell-range-address="Folha1.$E$7:.$E$25" chart:class="chart:scatter" chart:attached-axis="primary-y" chart:style-name="G0S0">
            <chart:domain table:cell-range-address="Folha1.$A$7:.$A$25"/>
            <chart:data-point chart:repeated="19"/>
          </chart:series>
          <chart:series chart:values-cell-range-address="Folha1.$L$7:.$L$25" chart:class="chart:scatter" chart:attached-axis="primary-y" chart:style-name="G0S1">
            <chart:domain table:cell-range-address="Folha1.$A$7:.$A$25"/>
            <chart:data-point chart:repeated="19"/>
          </chart:series>
          <chart:series chart:values-cell-range-address="Folha1.$S$7:.$S$25" chart:class="chart:scatter" chart:attached-axis="primary-y" chart:style-name="G0S2">
            <chart:domain table:cell-range-address="Folha1.$A$7:.$A$25"/>
            <chart:data-point chart:repeated="19"/>
          </chart:series>
          <chart:series chart:values-cell-range-address="Folha1.$W$7:.$W$25" chart:class="chart:scatter" chart:attached-axis="primary-y" chart:style-name="G0S3">
            <chart:domain table:cell-range-address="Folha1.$A$7:.$A$25"/>
            <chart:data-point chart:repeated="1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